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3.433cm" fo:min-width="5.4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Courier 10 Pitch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text-properties style:font-name="Courier 10 Pitch"/>
    </style:style>
    <style:style style:name="P7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8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3.683cm" svg:x="11.922cm" svg:y="3.921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yearsOld = 0</text:span></text:p>
          <text:p text:style-name="P1"><text:span text:style-name="T1">odo = 0</text:span></text:p>
          <text:p text:style-name="P1"><text:span text:style-name="T1">galsRemaining = 0.0</text:span></text:p>
          <text:p text:style-name="P1"><text:span text:style-name="T1">sizeOfTank = 13.0</text:span></text:p>
          <text:p text:style-name="P1"><text:span text:style-name="T1">gasMileage = 24.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7.907cm" svg:y2="4.472cm">
          <text:p/>
        </draw:line>
        <draw:frame draw:style-name="gr3" draw:text-style-name="P5" draw:layer="layout" svg:width="1.768cm" svg:height="0.806cm" svg:x="6.593cm" svg:y="2.816cm">
          <draw:text-box>
            <text:p text:style-name="P4"><text:span text:style-name="T2">stack</text:span></text:p>
          </draw:text-box>
        </draw:frame>
        <draw:frame draw:style-name="gr3" draw:text-style-name="P5" draw:layer="layout" svg:width="1.653cm" svg:height="0.806cm" svg:x="13.921cm" svg:y="2.816cm">
          <draw:text-box>
            <text:p text:style-name="P4"><text:span text:style-name="T2">heap</text:span></text:p>
          </draw:text-box>
        </draw:frame>
        <draw:frame draw:style-name="gr3" draw:text-style-name="P7" xml:id="id1" draw:id="id1" draw:layer="layout" svg:width="2.28cm" svg:height="0.742cm" svg:x="4.683cm" svg:y="5.88cm">
          <draw:text-box>
            <text:p text:style-name="P6"><text:span text:style-name="T3">minivan</text:span></text:p>
          </draw:text-box>
        </draw:frame>
        <draw:frame draw:style-name="gr3" draw:text-style-name="P7" draw:layer="layout" svg:width="1.518cm" svg:height="0.742cm" svg:x="5.064cm" svg:y="6.815cm">
          <draw:text-box>
            <text:p text:style-name="P6"><text:span text:style-name="T3">year</text:span></text:p>
          </draw:text-box>
        </draw:frame>
        <draw:custom-shape draw:style-name="gr4" draw:text-style-name="P8" draw:layer="layout" svg:width="2.032cm" svg:height="0.762cm" svg:x="6.896cm" svg:y="6.742cm">
          <text:p text:style-name="P1"><text:span text:style-name="T4">20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6.963cm" svg:y1="6.251cm" svg:x2="11.836cm" svg:y2="4.762cm" draw:start-shape="id1" draw:start-glue-point="1" svg:d="M6963 6251c4030 0 1594-1489 4873-1489" svg:viewBox="0 0 4874 1490">
          <text:p/>
        </draw:connector>
        <draw:line draw:style-name="gr2" draw:text-style-name="P3" draw:layer="layout" svg:x1="4.175cm" svg:y1="7.858cm" svg:x2="10.779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0T15:06:52.103240392</dc:date>
    <meta:editing-duration>PT29M24S</meta:editing-duration>
    <meta:editing-cycles>8</meta:editing-cycles>
    <meta:document-statistic meta:object-count="9"/>
  </office:meta>
</office:document-meta>
</file>